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94501" officeooo:paragraph-rsid="00094501" style:font-weight-asian="bold" style:font-weight-complex="bold"/>
    </style:style>
    <style:style style:name="P2" style:family="paragraph" style:parent-style-name="Standard">
      <style:text-properties officeooo:paragraph-rsid="00094501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94501" style:font-size-asian="14pt" style:font-size-complex="14pt"/>
    </style:style>
    <style:style style:name="P5" style:family="paragraph" style:parent-style-name="Standard">
      <style:text-properties fo:font-size="14pt" officeooo:rsid="00094501" officeooo:paragraph-rsid="00094501" style:font-size-asian="14pt" style:font-size-complex="14pt"/>
    </style:style>
    <style:style style:name="T1" style:family="text">
      <style:text-properties officeooo:rsid="0009450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Benvolguts/udes companys/es,</text:p>
      <text:p text:style-name="P3"/>
      <text:p text:style-name="P3"/>
      <text:p text:style-name="P3"/>
      <text:p text:style-name="P4">Seguint la línia encetada en anys anteriors, ens plau comunicar-vos que</text:p>
      <text:p text:style-name="P4">el <text:span text:style-name="T1">Ajuntament de Mao</text:span> iniciarà els nous <text:bookmark text:name="docs-internal-guid-8acfc79a-7fff-f6da-bab1-058e3eb3dbd8"/><text:span text:style-name="T3">indica a un grup d’usuaris que tenen fins el pròxim mes d’abril per a pagar el rebut de l’IBI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Ben cordialment,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Hector Pons Ruidavets </text:span></text:p>
      <text:p text:style-name="P5"><text:span text:style-name="T3">Batle de l’ajuntament de Mao </text:span></text:p>
      <text:p text:style-name="P5"><text:span text:style-name="T3">Mao 10 de novembre del 2023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4501" officeooo:paragraph-rsid="0009450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IRCULA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49:46.110700636</meta:creation-date>
    <dc:date>2023-11-10T08:59:05.423793255</dc:date>
    <meta:editing-duration>PT9M19S</meta:editing-duration>
    <meta:editing-cycles>1</meta:editing-cycles>
    <meta:document-statistic meta:table-count="0" meta:image-count="0" meta:object-count="0" meta:page-count="1" meta:paragraph-count="8" meta:word-count="56" meta:character-count="334" meta:non-whitespace-character-count="284"/>
    <meta:generator>LibreOffice/7.3.7.2$Linux_X86_64 LibreOffice_project/30$Build-2</meta:generator>
  </office:meta>
</office:document-meta>
</file>